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2pt" fo:language="ro" fo:country="RO" officeooo:rsid="000e42b9" officeooo:paragraph-rsid="000e42b9"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fo:language="ro" fo:country="RO" officeooo:rsid="00095d3c" officeooo:paragraph-rsid="00095d3c"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2pt" fo:language="ro" fo:country="RO" officeooo:rsid="00169a84" officeooo:paragraph-rsid="00169a84" style:font-size-asian="10.5pt" style:font-size-complex="12pt"/>
    </style:style>
    <style:style style:name="P6" style:family="paragraph" style:parent-style-name="Standard">
      <style:paragraph-properties fo:line-height="150%" fo:text-align="justify" style:justify-single-word="false"/>
      <style:text-properties style:font-name="Times New Roman" fo:font-size="12pt" fo:language="ro" fo:country="RO" officeooo:rsid="000fb546" officeooo:paragraph-rsid="000fb546" style:font-size-asian="10.5pt" style:font-size-complex="12pt"/>
    </style:style>
    <style:style style:name="P7" style:family="paragraph" style:parent-style-name="Standard">
      <style:paragraph-properties fo:line-height="150%" fo:text-align="justify" style:justify-single-word="false"/>
      <style:text-properties style:font-name="Times New Roman" fo:font-size="12pt" fo:language="ro" fo:country="RO" officeooo:rsid="000cf873" officeooo:paragraph-rsid="000cf873" style:font-size-asian="10.5pt" style:font-size-complex="12pt"/>
    </style:style>
    <style:style style:name="P8" style:family="paragraph" style:parent-style-name="Standard">
      <style:paragraph-properties fo:line-height="150%" fo:text-align="justify" style:justify-single-word="false"/>
      <style:text-properties style:font-name="Times New Roman" fo:font-size="12pt" fo:language="ro" fo:country="RO" officeooo:rsid="000e37dc" officeooo:paragraph-rsid="000e37dc" style:font-size-asian="10.5pt" style:font-size-complex="12pt"/>
    </style:style>
    <style:style style:name="P9"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fo:language="ro" fo:country="RO" officeooo:rsid="0011cba5" officeooo:paragraph-rsid="00095d3c"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4pt" fo:language="ro" fo:country="RO" fo:font-weight="normal" officeooo:rsid="00095d3c" officeooo:paragraph-rsid="00095d3c"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ext-properties style:font-name="HelveticaNeueLT Pro 55 Roman" fo:font-size="16pt" fo:language="ro" fo:country="RO" fo:font-weight="bold" officeooo:rsid="00095d3c" officeooo:paragraph-rsid="001b3b1c" style:font-size-asian="16pt" style:font-weight-asian="bold" style:font-size-complex="16pt" style:font-weight-complex="bold"/>
    </style:style>
    <style:style style:name="P13" style:family="paragraph" style:parent-style-name="Standard">
      <style:paragraph-properties fo:line-height="150%" fo:text-align="justify" style:justify-single-word="false"/>
    </style:style>
    <style:style style:name="T1" style:family="text">
      <style:text-properties officeooo:rsid="000fb546"/>
    </style:style>
    <style:style style:name="T2" style:family="text">
      <style:text-properties style:font-name="Times New Roman" fo:font-size="12pt" style:font-size-asian="12pt"/>
    </style:style>
    <style:style style:name="T3" style:family="text">
      <style:text-properties style:font-name="TimesNewRoman" fo:font-size="12pt" style:font-size-asian="12pt"/>
    </style:style>
    <style:style style:name="T4" style:family="text">
      <style:text-properties style:font-name="TimesNewRoman" style:font-size-asian="12pt"/>
    </style:style>
    <style:style style:name="T5" style:family="text">
      <style:text-properties style:font-size-asian="12pt"/>
    </style:style>
    <style:style style:name="T6" style:family="text">
      <style:text-properties officeooo:rsid="0011cba5" style:font-size-asian="12pt"/>
    </style:style>
    <style:style style:name="T7" style:family="text">
      <style:text-properties officeooo:rsid="00144bad" style:font-size-asian="12pt"/>
    </style:style>
    <style:style style:name="T8" style:family="text">
      <style:text-properties officeooo:rsid="00178d12" style:font-size-asian="12pt"/>
    </style:style>
    <style:style style:name="T9" style:family="text">
      <style:text-properties officeooo:rsid="001affce" style:font-size-asian="12pt"/>
    </style:style>
    <style:style style:name="T10" style:family="text">
      <style:text-properties officeooo:rsid="0011cba5"/>
    </style:style>
    <style:style style:name="T11" style:family="text">
      <style:text-properties officeooo:rsid="00144bad"/>
    </style:style>
    <style:style style:name="T12" style:family="text">
      <style:text-properties officeooo:rsid="00178d12"/>
    </style:style>
    <style:style style:name="T13" style:family="text">
      <style:text-properties officeooo:rsid="001af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span text:style-name="T10">În această lucrare de disertație voi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Obiectivul este realizarea unui joc de șah care nu folosește puterea computațională a calculatorului de pe care ruleaza aplicația, ci a unui server care preia această responsabilitate, voi nota avantajele și dezavantajele acestei abordări. De asemenea voi preciza avantajele și dezavantajele motorului implementat, urmat de prezentarea unei analize comparative cu un alt motor de șah printr-o demonstrare a unui meci între cele două motoare.</text:span></text:p>
      <text:p text:style-name="P9"/>
      <text:p text:style-name="P9"/>
      <text:p text:style-name="P4"><text:span text:style-name="T5">Gantt</text:span></text:p>
      <text:p text:style-name="P10"/>
      <text:p text:style-name="P3"><text:span text:style-name="T5">Introducere: care prezint</text:span><text:span text:style-name="T4">ă </text:span><text:span text:style-name="T5">obiectivele economico-informatice </text:span><text:span text:style-name="T4">ș</text:span><text:span text:style-name="T5">i firul logic al lucr</text:span><text:span text:style-name="T4">ă</text:span><text:span text:style-name="T5">rii.</text:span></text:p>
      <text:p text:style-name="P13"><text:span text:style-name="T2">Obiectivele vor fi detaliate </text:span><text:span text:style-name="T3">ș</text:span><text:span text:style-name="T2">i se va prezenta motiva</text:span><text:span text:style-name="T3">ț</text:span><text:span text:style-name="T2">ia pentru realizarea acestora. Din</text:span></text:p>
      <text:p text:style-name="P13"><text:span text:style-name="T2">introducere trebuie s</text:span><text:span text:style-name="T3">ă </text:span><text:span text:style-name="T2">reias</text:span><text:span text:style-name="T3">ă </text:span><text:span text:style-name="T2">clar care este contribu</text:span><text:span text:style-name="T3">ț</text:span><text:span text:style-name="T2">ia autorului la realizarea</text:span></text:p>
      <text:p text:style-name="P13"><text:span text:style-name="T2">sistemului informatic </text:span><text:span text:style-name="T3">ț</text:span><text:span text:style-name="T2">int</text:span><text:span text:style-name="T3">ă </text:span><text:span text:style-name="T2">a lucr</text:span><text:span text:style-name="T3">ă</text:span><text:span text:style-name="T2">rii.</text:span></text:p>
      <text:p text:style-name="P3"/>
      <text:p text:style-name="P5">Save/load</text:p>
      <text:p text:style-name="P6">Firul logic al lucrarii </text:p>
      <text:p text:style-name="P7">Implementare client</text:p>
      <text:p text:style-name="P7"><text:soft-page-break/>detalii de structurare al clientului și tehnologii folosite</text:p>
      <text:p text:style-name="P7">implementare motor de șah</text:p>
      <text:p text:style-name="P7">algoritmi folosiți</text:p>
      <text:p text:style-name="P7">probleme intampinate și soluții</text:p>
      <text:p text:style-name="P7">avantaje și dezavantaje al motorului grafic (legate de adâncimea de cautare)</text:p>
      <text:p text:style-name="P7">implementare serviciu web</text:p>
      <text:p text:style-name="P7">http/get rest<text:span text:style-name="T1">f</text:span>ul</text:p>
      <text:p text:style-name="P7">folosire serviciu web</text:p>
      <text:p text:style-name="P7">independenta de platforma (desktop, mobila, web)</text:p>
      <text:p text:style-name="P8">planul general.</text:p>
      <text:p text:style-name="P8">Ce urmează în capitolele acesteia, pe scurt</text:p>
      <text:p text:style-name="P2">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justify" style:justify-single-word="false"/>
      <style:text-properties style:font-name="HelveticaNeueLT Pro 55 Roman" fo:font-size="16pt" fo:language="ro" fo:country="RO" fo:font-weight="bold" officeooo:rsid="00095d3c" officeooo:paragraph-rsid="001b3b1c"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oducer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S</meta:editing-duration>
    <meta:editing-cycles>22</meta:editing-cycles>
    <meta:generator>LibreOffice/4.4.3.2$Windows_x86 LibreOffice_project/88805f81e9fe61362df02b9941de8e38a9b5fd16</meta:generator>
    <dc:date>2015-06-14T20:21:21.889000000</dc:date>
    <meta:document-statistic meta:table-count="0" meta:image-count="0" meta:object-count="0" meta:page-count="2" meta:paragraph-count="23" meta:word-count="285" meta:character-count="1990" meta:non-whitespace-character-count="1726"/>
    <meta:user-defined meta:name="Info 1"/>
    <meta:user-defined meta:name="Info 2"/>
    <meta:user-defined meta:name="Info 3"/>
    <meta:user-defined meta:name="Info 4"/>
  </office:meta>
</office:document-meta>
</file>